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ustEveryoneUserInfo.promptPasswor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ustEveryoneUserInfo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stEveryoneUserInfo.showMessag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stEveryoneUserInfo.promptYesNo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ustEveryoneUserInfo.getPassphr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stEveryoneUserInfo.promptPassphras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